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9877" officeooo:paragraph-rsid="000f9877"/>
    </style:style>
    <style:style style:name="P2" style:family="paragraph" style:parent-style-name="Standard">
      <style:text-properties officeooo:rsid="000f9877" officeooo:paragraph-rsid="0013354d"/>
    </style:style>
    <style:style style:name="P3" style:family="paragraph" style:parent-style-name="Standard">
      <style:text-properties officeooo:rsid="000f9877" officeooo:paragraph-rsid="00145b9b"/>
    </style:style>
    <style:style style:name="P4" style:family="paragraph" style:parent-style-name="Standard">
      <style:text-properties officeooo:rsid="00115da2" officeooo:paragraph-rsid="00115da2"/>
    </style:style>
    <style:style style:name="P5" style:family="paragraph" style:parent-style-name="Standard">
      <style:text-properties officeooo:rsid="00117b07" officeooo:paragraph-rsid="00117b07"/>
    </style:style>
    <style:style style:name="P6" style:family="paragraph" style:parent-style-name="Standard">
      <style:text-properties officeooo:rsid="00117b07" officeooo:paragraph-rsid="001567e2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f9877" officeooo:paragraph-rsid="000f9877" style:font-weight-asian="bold" style:font-weight-complex="bold"/>
    </style:style>
    <style:style style:name="P8" style:family="paragraph" style:parent-style-name="Standard">
      <style:text-properties officeooo:rsid="0013354d" officeooo:paragraph-rsid="0013354d"/>
    </style:style>
    <style:style style:name="P9" style:family="paragraph" style:parent-style-name="Standard">
      <style:text-properties officeooo:rsid="001567e2" officeooo:paragraph-rsid="001567e2"/>
    </style:style>
    <style:style style:name="P10" style:family="paragraph" style:parent-style-name="Standard">
      <style:text-properties officeooo:rsid="000f9877" officeooo:paragraph-rsid="001d5b49"/>
    </style:style>
    <style:style style:name="P11" style:family="paragraph" style:parent-style-name="Standard">
      <style:text-properties officeooo:rsid="000f9877" officeooo:paragraph-rsid="0014e1ae"/>
    </style:style>
    <style:style style:name="P12" style:family="paragraph" style:parent-style-name="Standard">
      <style:text-properties officeooo:rsid="000f9877" officeooo:paragraph-rsid="001f1b57"/>
    </style:style>
    <style:style style:name="P13" style:family="paragraph" style:parent-style-name="Standard">
      <style:text-properties officeooo:rsid="000f9877" officeooo:paragraph-rsid="0021737c"/>
    </style:style>
    <style:style style:name="P14" style:family="paragraph" style:parent-style-name="Standard">
      <style:text-properties officeooo:rsid="0019ffe5" officeooo:paragraph-rsid="001f1b57"/>
    </style:style>
    <style:style style:name="P15" style:family="paragraph" style:parent-style-name="Standard">
      <style:text-properties officeooo:rsid="001b8989" officeooo:paragraph-rsid="001f1b57"/>
    </style:style>
    <style:style style:name="P16" style:family="paragraph" style:parent-style-name="Standard">
      <style:text-properties officeooo:rsid="001d5b49" officeooo:paragraph-rsid="001727b2"/>
    </style:style>
    <style:style style:name="P17" style:family="paragraph" style:parent-style-name="Standard">
      <style:text-properties officeooo:rsid="001d5b49" officeooo:paragraph-rsid="001f1b57"/>
    </style:style>
    <style:style style:name="P18" style:family="paragraph" style:parent-style-name="Standard">
      <style:text-properties fo:color="#000000" officeooo:rsid="001567e2" officeooo:paragraph-rsid="001d5b49"/>
    </style:style>
    <style:style style:name="P19" style:family="paragraph" style:parent-style-name="Standard">
      <style:text-properties officeooo:rsid="001727b2" officeooo:paragraph-rsid="001f1b57"/>
    </style:style>
    <style:style style:name="P20" style:family="paragraph" style:parent-style-name="Standard">
      <style:text-properties officeooo:rsid="0021737c" officeooo:paragraph-rsid="0021737c"/>
    </style:style>
    <style:style style:name="T1" style:family="text">
      <style:text-properties fo:color="#009900" officeooo:rsid="00118a3b"/>
    </style:style>
    <style:style style:name="T2" style:family="text">
      <style:text-properties fo:color="#009900" officeooo:rsid="00117b07"/>
    </style:style>
    <style:style style:name="T3" style:family="text">
      <style:text-properties fo:color="#009900" officeooo:rsid="0013021d"/>
    </style:style>
    <style:style style:name="T4" style:family="text">
      <style:text-properties fo:color="#009900" officeooo:rsid="0014e1ae"/>
    </style:style>
    <style:style style:name="T5" style:family="text">
      <style:text-properties fo:color="#009900" officeooo:rsid="001d5b49"/>
    </style:style>
    <style:style style:name="T6" style:family="text">
      <style:text-properties officeooo:rsid="0013354d"/>
    </style:style>
    <style:style style:name="T7" style:family="text">
      <style:text-properties officeooo:rsid="00145b9b"/>
    </style:style>
    <style:style style:name="T8" style:family="text">
      <style:text-properties officeooo:rsid="001567e2"/>
    </style:style>
    <style:style style:name="T9" style:family="text">
      <style:text-properties style:use-window-font-color="true" officeooo:rsid="00117b07"/>
    </style:style>
    <style:style style:name="T10" style:family="text">
      <style:text-properties style:use-window-font-color="true" officeooo:rsid="00118a3b"/>
    </style:style>
    <style:style style:name="T11" style:family="text">
      <style:text-properties fo:color="#ff3333"/>
    </style:style>
    <style:style style:name="T12" style:family="text">
      <style:text-properties fo:color="#ff3333" officeooo:rsid="001904f8"/>
    </style:style>
    <style:style style:name="T13" style:family="text">
      <style:text-properties fo:color="#ff3333" officeooo:rsid="00117b07"/>
    </style:style>
    <style:style style:name="T14" style:family="text">
      <style:text-properties fo:color="#ff3333" officeooo:rsid="0021737c"/>
    </style:style>
    <style:style style:name="T15" style:family="text">
      <style:text-properties fo:color="#ff3333" officeooo:rsid="001302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Questions that I need to clarify (when supervisor is back from sick leave):</text:p>
      <text:p text:style-name="P2">What values do we compare?</text:p>
      <text:p text:style-name="P1">Do we run the new image through the windows programs and compare with the original data set?</text:p>
      <text:p text:style-name="P1"><text:tab/>If so, what do we compare (what is the method of comparison, is it an average etc?)</text:p>
      <text:p text:style-name="P4">In the tps files, what do the values represent, as the x&amp;y pixel descriptions have d<text:span text:style-name="T6">i</text:span>screpancies when viewed in paint?</text:p>
      <text:p text:style-name="P1"/>
      <text:p text:style-name="P1"/>
      <text:p text:style-name="P1">Goal:</text:p>
      <text:p text:style-name="P1">Create database where you can compare new specimen to existing dataset, and obtain probability of a specimen to existing species.</text:p>
      <text:p text:style-name="P1"/>
      <text:p text:style-name="P7">Milestones</text:p>
      <text:p text:style-name="P3">1) <text:span text:style-name="T2">2016092</text:span><text:span text:style-name="T4">7</text:span><text:tab/>- convert tps file to csv: <text:span text:style-name="T2">(20%)</text:span></text:p>
      <text:p text:style-name="P11"><text:span text:style-name="T2"><text:s text:c="5"/>20160922 <text:tab/></text:span>- <text:span text:style-name="T7">create 3 to 5 tests (end line in tps with final in array, first line and middle line) </text:span><text:span text:style-name="T2">(5%) </text:span><text:span text:style-name="T12">(2%)</text:span><text:span text:style-name="T13"> </text:span></text:p>
      <text:p text:style-name="P19"><text:span text:style-name="T2">(3%)</text:span>Python tasks:</text:p>
      <text:p text:style-name="P19"><text:tab/>1: Multiply all numbers upto input parameter</text:p>
      <text:p text:style-name="P19"><text:tab/><text:tab/>e.g. MultiplyAll( input )</text:p>
      <text:p text:style-name="P19"><text:tab/> <text:tab/>function should multiply all numbers from 1 to input</text:p>
      <text:p text:style-name="P19"><text:tab/>2: Process a an array of string</text:p>
      <text:p text:style-name="P19"><text:tab/><text:tab/>for each string print string + “,”</text:p>
      <text:p text:style-name="P19"><text:tab/><text:tab/>e.g. array = [“hi”, “how”, “are”, “you”]</text:p>
      <text:p text:style-name="P19"><text:tab/><text:tab/>answer = </text:p>
      <text:p text:style-name="P19"><text:tab/><text:tab/>hi,</text:p>
      <text:p text:style-name="P19"><text:tab/><text:tab/>how,</text:p>
      <text:p text:style-name="P19"><text:tab/><text:tab/>are,</text:p>
      <text:p text:style-name="P19"><text:tab/><text:tab/>you,</text:p>
      <text:p text:style-name="P19"><text:tab/>3: Loop through array of string, make a sentence with strings seperated by comma</text:p>
      <text:p text:style-name="P19"><text:tab/><text:tab/> <text:s/>e.g. array = [“hi”, “how”, “are”, “you”]</text:p>
      <text:p text:style-name="P19"><text:tab/><text:tab/>answer = hi, how, are, you </text:p>
      <text:p text:style-name="P19"/>
      <text:p text:style-name="P19"><text:tab/>4: Perform step 3 with 1 string input:</text:p>
      <text:p text:style-name="P19"><text:tab/><text:tab/>array = [“how how are you”]</text:p>
      <text:p text:style-name="P19"><text:tab/><text:tab/>answer = hi, how, are, you </text:p>
      <text:p text:style-name="P12"/>
      <text:p text:style-name="P14"><text:tab/>5: take an array and add +1 to each number using map function</text:p>
      <text:p text:style-name="P14"><text:tab/><text:tab/>array = [1,2,3,4,5]</text:p>
      <text:p text:style-name="P14"/>
      <text:p text:style-name="P15"><text:tab/><text:tab/>array = [1,2,3,4,5]</text:p>
      <text:p text:style-name="P17"><text:tab/><text:tab/>array = [“hi”, “how”, “are”, “you” ]</text:p>
      <text:p text:style-name="P17"><text:tab/><text:tab/>array[0] = “x=5 y=2”</text:p>
      <text:p text:style-name="P17"><text:tab/><text:tab/>array[1] = “x=1 y=5”</text:p>
      <text:p text:style-name="P17"><text:span text:style-name="T13"><text:tab/><text:tab/>x=1, y=5</text:span></text:p>
      <text:p text:style-name="P17"><text:span text:style-name="T13"/></text:p>
      <text:p text:style-name="P20"><text:span text:style-name="T11"/></text:p>
      <text:p text:style-name="P17"><text:span text:style-name="T13"/></text:p>
      <text:p text:style-name="P10">2) <text:span text:style-name="T2">2016</text:span><text:span text:style-name="T5">1004</text:span></text:p>
      <text:p text:style-name="P18">- write to csv <text:span text:style-name="T2">(5%)</text:span></text:p>
      <text:p text:style-name="P10"><text:span text:style-name="T9">-</text:span><text:span text:style-name="T2"> </text:span><text:span text:style-name="T8">Make a start on script that will read and process the csv file</text:span><text:span text:style-name="T2"> (condit. on return of super) </text:span><text:span text:style-name="T3">(2</text:span><text:span text:style-name="T5">0</text:span><text:span text:style-name="T3">%)</text:span></text:p>
      <text:p text:style-name="P13"><text:span text:style-name="T3">-</text:span><text:span text:style-name="T13">d</text:span><text:span text:style-name="T14">ataArray = []</text:span></text:p>
      <text:p text:style-name="P20"><text:soft-page-break/><text:span text:style-name="T11">dataArray.append(“Hello how are you”)</text:span></text:p>
      <text:p text:style-name="P20"><text:span text:style-name="T11">dataArray.append(“i am fine thank you”)</text:span></text:p>
      <text:p text:style-name="P20"><text:span text:style-name="T13">w</text:span><text:span text:style-name="T11">riteToCSV(dataArray)</text:span></text:p>
      <text:p text:style-name="P20"><text:span text:style-name="T11">CSV will have one line in one row and next in row below.</text:span></text:p>
      <text:p text:style-name="P20"><text:span text:style-name="T15"/></text:p>
      <text:p text:style-name="P5">3) <text:span text:style-name="T1">20161006 <text:tab/></text:span><text:span text:style-name="T10">-</text:span><text:span text:style-name="T1"> </text:span>Establish variables that can be used for comparison of new specimen with database<text:span text:style-name="T1"> </text:span><text:span text:style-name="T3">(25%)</text:span></text:p>
      <text:p text:style-name="P6">4) <text:span text:style-name="T1">20161013 </text:span><text:span text:style-name="T10"><text:tab/>- </text:span>Visual representation of the comparison<text:span text:style-name="T1"> </text:span><text:span text:style-name="T3">(25%)</text:span></text:p>
      <text:p text:style-name="P1"/>
      <text:p text:style-name="P1"/>
      <text:p text:style-name="P9">Final report due <text:span text:style-name="T1">20161027</text:span></text:p>
      <text:p text:style-name="P1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2:26:35.944584727</meta:creation-date>
    <dc:date>2016-09-29T15:20:30.060585846</dc:date>
    <meta:editing-duration>P3DT2H40M8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2" meta:paragraph-count="46" meta:word-count="340" meta:character-count="1915" meta:non-whitespace-character-count="1562"/>
  </office:meta>
</office:document-meta>
</file>